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gr8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9" style:family="graphic" style:parent-style-name="standard">
      <style:graphic-properties draw:stroke="none" svg:stroke-color="#000000" draw:fill="none" draw:fill-color="#ffffff" fo:min-height="0cm" draw:shadow="visible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>
      <style:paragraph-properties fo:text-align="center"/>
      <style:text-properties fo:color="#ffffff" fo:font-size="7.5pt" fo:font-weight="bold" style:font-size-asian="7.5pt" style:font-weight-asian="bold" style:font-size-complex="7.5pt" style:font-weight-complex="bold"/>
    </style:style>
    <style:style style:name="P7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9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7.5pt" fo:font-weight="bold" style:font-size-asian="7.5pt" style:font-weight-asian="bold" style:font-size-complex="7.5pt" style:font-weight-complex="bold"/>
    </style:style>
    <style:style style:name="T5" style:family="text">
      <style:text-properties fo:color="#ffffff" fo:font-size="7.5pt" fo:font-weight="bold" style:font-size-asian="7.5pt" style:font-weight-asian="bold" style:font-size-complex="7.5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.19999980926514pt" fo:font-weight="bold" style:font-size-asian="7.19999980926514pt" style:font-weight-asian="bold" style:font-size-complex="7.19999980926514pt" style:font-weight-complex="bold"/>
    </style:style>
    <style:style style:name="T8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9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Bitstream Charter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875cm" svg:y1="9.255cm" svg:x2="14.312cm" svg:y2="9.256cm" draw:start-shape="id1" draw:start-glue-point="1" draw:end-shape="id2" draw:end-glue-point="3" svg:d="M13875 9255l437 1" svg:viewBox="0 0 438 2">
          <text:p/>
        </draw:connector>
        <draw:connector draw:style-name="gr2" draw:text-style-name="P1" draw:layer="layout" draw:type="line" svg:x1="14.059cm" svg:y1="7.947cm" svg:x2="12.708cm" svg:y2="8.874cm" draw:start-shape="id3" draw:start-glue-point="2" draw:end-shape="id1" draw:end-glue-point="0" svg:d="M14059 7947l-1351 927" svg:viewBox="0 0 1352 928">
          <text:p/>
        </draw:connector>
        <draw:custom-shape draw:style-name="gr3" draw:text-style-name="P2" xml:id="id4" draw:id="id4" draw:layer="layout" svg:width="3.429cm" svg:height="0.846cm" svg:x="8.714cm" svg:y="5.064cm">
          <text:p text:style-name="P1"><text:span text:style-name="T1">Install Solar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2.491cm" svg:height="0.851cm" svg:x="9.173cm" svg:y="7.096cm">
          <text:p text:style-name="P1"><text:span text:style-name="T2">Fix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2.499cm" svg:height="0.851cm" svg:x="5.642cm" svg:y="7.096cm">
          <text:p text:style-name="P1"><text:span text:style-name="T3">Prepare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54cm" svg:height="0.851cm" svg:x="12.789cm" svg:y="7.096cm">
          <text:p text:style-name="P1"><text:span text:style-name="T1">Check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8cm" svg:y1="5.91cm" svg:x2="10.418cm" svg:y2="7.096cm" draw:start-shape="id4" draw:start-glue-point="2" draw:end-shape="id5" draw:end-glue-point="0" svg:d="M10428 5910l-10 1186" svg:viewBox="0 0 11 1187">
          <text:p/>
        </draw:connector>
        <draw:connector draw:style-name="gr2" draw:text-style-name="P1" draw:layer="layout" draw:type="line" svg:x1="10.428cm" svg:y1="5.91cm" svg:x2="6.891cm" svg:y2="7.096cm" draw:start-shape="id4" draw:start-glue-point="2" draw:end-shape="id6" draw:end-glue-point="0" svg:d="M10428 5910l-3537 1186" svg:viewBox="0 0 3538 1187">
          <text:p/>
        </draw:connector>
        <draw:connector draw:style-name="gr2" draw:text-style-name="P1" draw:layer="layout" draw:type="line" svg:x1="10.428cm" svg:y1="5.91cm" svg:x2="14.059cm" svg:y2="7.096cm" draw:start-shape="id4" draw:start-glue-point="2" draw:end-shape="id3" draw:end-glue-point="0" svg:d="M10428 5910l3631 1186" svg:viewBox="0 0 3632 1187">
          <text:p/>
        </draw:connector>
        <draw:connector draw:style-name="gr5" draw:text-style-name="P1" draw:layer="layout" draw:type="line" svg:x1="8.141cm" svg:y1="7.521cm" svg:x2="9.173cm" svg:y2="7.521cm" draw:start-shape="id6" draw:start-glue-point="1" draw:end-shape="id5" draw:end-glue-point="3" svg:d="M8141 7521h1032" svg:viewBox="0 0 1033 1">
          <text:p/>
        </draw:connector>
        <draw:connector draw:style-name="gr5" draw:text-style-name="P1" draw:layer="layout" draw:type="line" svg:x1="11.664cm" svg:y1="7.521cm" svg:x2="12.789cm" svg:y2="7.521cm" draw:start-shape="id5" draw:start-glue-point="1" draw:end-shape="id3" draw:end-glue-point="3" svg:d="M11664 7521h1125" svg:viewBox="0 0 1126 1">
          <text:p/>
        </draw:connector>
        <draw:custom-shape draw:style-name="gr6" draw:text-style-name="P5" xml:id="id7" draw:id="id7" draw:layer="layout" svg:width="1.524cm" svg:height="0.762cm" svg:x="6.128cm" svg:y="8.874cm">
          <text:p text:style-name="P1"><text:span text:style-name="T4">Check</text:span></text:p>
          <text:p text:style-name="P1"><text:span text:style-name="T4">Impe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6.89cm" svg:y2="8.874cm" draw:start-shape="id6" draw:start-glue-point="2" draw:end-shape="id7" draw:end-glue-point="0" svg:d="M6891 7947l-1 927" svg:viewBox="0 0 2 928">
          <text:p/>
        </draw:connector>
        <draw:custom-shape draw:style-name="gr4" draw:text-style-name="P6" xml:id="id8" draw:id="id8" draw:layer="layout" svg:width="1.524cm" svg:height="0.762cm" svg:x="4.429cm" svg:y="8.874cm">
          <text:p text:style-name="P1"><text:span text:style-name="T5">Check </text:span></text:p>
          <text:p text:style-name="P1"><text:span text:style-name="T5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5.191cm" svg:y2="8.874cm" draw:start-shape="id6" draw:start-glue-point="2" draw:end-shape="id8" draw:end-glue-point="0" svg:d="M6891 7947l-1700 927" svg:viewBox="0 0 1701 928">
          <text:p/>
        </draw:connector>
        <draw:custom-shape draw:style-name="gr6" draw:text-style-name="P5" xml:id="id9" draw:id="id9" draw:layer="layout" svg:width="1.524cm" svg:height="0.762cm" svg:x="7.834cm" svg:y="8.874cm">
          <text:p text:style-name="P1"><text:span text:style-name="T4">Connect</text:span></text:p>
          <text:p text:style-name="P1"><text:span text:style-name="T4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8.596cm" svg:y2="8.874cm" draw:start-shape="id6" draw:start-glue-point="2" draw:end-shape="id9" draw:end-glue-point="0" svg:d="M6891 7947l1705 927" svg:viewBox="0 0 1706 928">
          <text:p/>
        </draw:connector>
        <draw:custom-shape draw:style-name="gr6" draw:text-style-name="P7" xml:id="id1" draw:id="id1" draw:layer="layout" svg:width="2.334cm" svg:height="0.762cm" svg:x="11.541cm" svg:y="8.874cm">
          <text:p text:style-name="P1"><text:span text:style-name="T6">Prepare </text:span></text:p>
          <text:p text:style-name="P1"><text:span text:style-name="T7">Measuremen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" draw:id="id2" draw:layer="layout" svg:width="2.182cm" svg:height="0.76cm" svg:x="14.312cm" svg:y="8.876cm">
          <text:p text:style-name="P1"><text:span text:style-name="T8">Measure</text:span></text:p>
          <text:p text:style-name="P1"><text:span text:style-name="T8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059cm" svg:y1="7.947cm" svg:x2="15.403cm" svg:y2="8.876cm" draw:start-shape="id3" draw:start-glue-point="2" draw:end-shape="id2" draw:end-glue-point="0" svg:d="M14059 7947l1344 929" svg:viewBox="0 0 1345 930">
          <text:p/>
        </draw:connector>
        <draw:path draw:style-name="gr7" draw:text-style-name="P1" draw:layer="layout" svg:width="2.213cm" svg:height="1.174cm" draw:transform="skewX (-0.0441568300754566) rotate (-2.60717283662913) translate (14.7387178440558cm 4.94150688893111cm)" svg:viewBox="0 0 2214 1175" svg:d="M0 0c720 1189 2214 1175 2214 1175">
          <text:p/>
        </draw:path>
        <draw:frame draw:style-name="gr8" draw:text-style-name="P9" draw:layer="layout" svg:width="2.794cm" svg:height="0.67cm" svg:x="13.408cm" svg:y="4.837cm">
          <draw:text-box>
            <text:p><text:span text:style-name="T9">Top Level Goal</text:span></text:p>
          </draw:text-box>
        </draw:frame>
        <draw:path draw:style-name="gr7" draw:text-style-name="P1" draw:layer="layout" svg:width="2.413cm" svg:height="1.291cm" draw:transform="skewX (0.0438077642250576) rotate (-3.09848302106553) translate (8.49238922185418cm 6.81103771911216cm)" svg:viewBox="0 0 2414 1292" svg:d="M2414 0c-785 1307-2414 1292-2414 1292">
          <text:p/>
        </draw:path>
        <draw:frame draw:style-name="gr8" draw:text-style-name="P9" draw:layer="layout" svg:width="2.286cm" svg:height="0.67cm" svg:x="4.829cm" svg:y="5.418cm">
          <draw:text-box>
            <text:p><text:span text:style-name="T9">Contributes</text:span></text:p>
          </draw:text-box>
        </draw:frame>
        <draw:frame draw:style-name="gr8" draw:text-style-name="P9" draw:layer="layout" svg:width="4.456cm" svg:height="0.67cm" svg:x="4.291cm" svg:y="10.1cm">
          <draw:text-box>
            <text:p><text:span text:style-name="T9">Astronaut's Primitive Goal</text:span></text:p>
          </draw:text-box>
        </draw:frame>
        <draw:frame draw:style-name="gr9" draw:text-style-name="P9" draw:layer="layout" svg:width="1.27cm" svg:height="0.594cm" svg:x="3.794cm" svg:y="6.947cm">
          <draw:text-box>
            <text:p><text:span text:style-name="T10">Focus</text:span></text:p>
          </draw:text-box>
        </draw:frame>
        <draw:path draw:style-name="gr7" draw:text-style-name="P1" draw:layer="layout" svg:width="2.213cm" svg:height="1.174cm" draw:transform="skewX (-0.0441568300754566) rotate (-2.12581102892909) translate (14.2588229932174cm 6.12988938310564cm)" svg:viewBox="0 0 2214 1175" svg:d="M0 0c720 1189 2214 1175 2214 1175">
          <text:p/>
        </draw:path>
        <draw:frame draw:style-name="gr8" draw:text-style-name="P9" draw:layer="layout" svg:width="2.286cm" svg:height="0.67cm" svg:x="14.081cm" svg:y="5.755cm">
          <draw:text-box>
            <text:p><text:span text:style-name="T9">Predecessor</text:span></text:p>
          </draw:text-box>
        </draw:frame>
        <draw:path draw:style-name="gr7" draw:text-style-name="P1" draw:layer="layout" svg:width="1.311cm" svg:height="0.527cm" draw:transform="skewX (0.239633706298821) rotate (1.68371912939893) translate (4.57638346874035cm 8.78071173656736cm)" svg:viewBox="0 0 1312 528" svg:d="M1312 0c-429 534-1312 528-1312 528">
          <text:p/>
        </draw:path>
        <draw:custom-shape draw:style-name="gr10" draw:text-style-name="P2" draw:layer="layout" svg:width="0.381cm" svg:height="0.419cm" svg:x="4.056cm" svg:y="10.25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3.868cm" svg:height="0.67cm" svg:x="9.878cm" svg:y="10.1cm">
          <draw:text-box>
            <text:p><text:span text:style-name="T9">Robot's Primitive Goal</text:span></text:p>
          </draw:text-box>
        </draw:frame>
        <draw:custom-shape draw:style-name="gr11" draw:text-style-name="P2" draw:layer="layout" svg:width="0.381cm" svg:height="0.419cm" svg:x="9.643cm" svg:y="10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6-03-11T15:21:33.608183976</dc:date>
    <meta:editing-duration>PT1H44M11S</meta:editing-duration>
    <meta:editing-cycles>44</meta:editing-cycles>
    <meta:generator>LibreOffice/4.2.8.2$Linux_X86_64 LibreOffice_project/420m0$Build-2</meta:generator>
    <meta:document-statistic meta:object-count="32"/>
  </office:meta>
</office:document-meta>
</file>